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2pt" fo:language="zxx" fo:country="none" style:font-size-asian="10.5pt" style:language-asian="zxx" style:country-asian="none" style:font-size-complex="12pt" style:language-complex="zxx" style:country-complex="none"/>
    </style:style>
    <style:style style:name="P2" style:family="paragraph" style:parent-style-name="Preformatted_20_Text">
      <style:text-properties fo:font-size="12pt" fo:language="zxx" fo:country="none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rsid="000e5bd0" officeooo:paragraph-rsid="000e5bd0"/>
    </style:style>
    <style:style style:name="P5" style:family="paragraph" style:parent-style-name="Text_20_body" style:list-style-name="L1">
      <style:text-properties officeooo:rsid="000e6f65" officeooo:paragraph-rsid="000e6f65"/>
    </style:style>
    <style:style style:name="P6" style:family="paragraph" style:parent-style-name="Text_20_body" style:list-style-name="L1">
      <style:text-properties officeooo:rsid="000e6f65" officeooo:paragraph-rsid="000f64ec"/>
    </style:style>
    <style:style style:name="P7" style:family="paragraph" style:parent-style-name="Text_20_body">
      <style:text-properties fo:font-size="12pt" fo:language="zxx" fo:country="none" style:font-size-asian="10.5pt" style:language-asian="zxx" style:country-asian="none" style:font-size-complex="12pt" style:language-complex="zxx" style:country-complex="none"/>
    </style:style>
    <style:style style:name="P8" style:family="paragraph" style:parent-style-name="Text_20_body">
      <style:text-properties fo:font-size="12pt" fo:language="zxx" fo:country="none" officeooo:rsid="0014446a" officeooo:paragraph-rsid="0014446a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fo:language="zxx" fo:country="none" officeooo:rsid="000c4062" officeooo:paragraph-rsid="000c4062" style:language-asian="zxx" style:country-asian="none" style:language-complex="zxx" style:country-complex="none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fo:language="zxx" fo:country="none" officeooo:rsid="000e2c42" officeooo:paragraph-rsid="000e2c42" style:language-asian="zxx" style:country-asian="none" style:language-complex="zxx" style:country-complex="none"/>
    </style:style>
    <style:style style:name="P12" style:family="paragraph" style:parent-style-name="Text_20_body" style:list-style-name="L1">
      <style:paragraph-properties fo:margin-top="0in" fo:margin-bottom="0in" loext:contextual-spacing="false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rsid="000c4062" officeooo:paragraph-rsid="000c4062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officeooo:rsid="000e2c42" officeooo:paragraph-rsid="000e2c42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f64ec" style:language-asian="zxx" style:country-asian="none" style:language-complex="zxx" style:country-complex="none"/>
    </style:style>
    <style:style style:name="T3" style:family="text">
      <style:text-properties fo:language="zxx" fo:country="none" officeooo:rsid="000f89eb" style:language-asian="zxx" style:country-asian="none" style:language-complex="zxx" style:country-complex="none"/>
    </style:style>
    <style:style style:name="T4" style:family="text">
      <style:text-properties fo:language="zxx" fo:country="none" officeooo:rsid="00109c92" style:language-asian="zxx" style:country-asian="none" style:language-complex="zxx" style:country-complex="none"/>
    </style:style>
    <style:style style:name="T5" style:family="text">
      <style:text-properties fo:language="zxx" fo:country="none" officeooo:rsid="0013ee86" style:language-asian="zxx" style:country-asian="none" style:language-complex="zxx" style:country-complex="none"/>
    </style:style>
    <style:style style:name="T6" style:family="text">
      <style:text-properties officeooo:rsid="000e313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utores:</text:p>
      <text:p text:style-name="P8">Tiago Gonçalves da Silva – 2023644</text:p>
      <text:p text:style-name="P8">Vitor Triches - 2040042</text:p>
      <text:p text:style-name="P1"/>
      <text:p text:style-name="P1">Execute o comando top em uma janela, mostrando apenas seus processos, enquanto faz os exercícios em outra janela.</text:p>
      <text:list xml:id="list3168890434" text:style-name="L1">
        <text:list-item>
          <text:p text:style-name="P9"/>
        </text:list-item>
        <text:list-item>
          <text:p text:style-name="P9">Quantos processos você está executando neste momento?</text:p>
          <text:p text:style-name="P10">202 total, 2 running</text:p>
        </text:list-item>
        <text:list-item>
          <text:p text:style-name="P12"><text:span text:style-name="T1">O que faz o comando </text:span><text:span text:style-name="Source_20_Text"><text:span text:style-name="T1">kill -9 -1</text:span></text:span><text:span text:style-name="T1">?</text:span></text:p>
          <text:p text:style-name="P13"><text:span text:style-name="T1">Mata todos os processos que o usuário é dono.</text:span></text:p>
        </text:list-item>
        <text:list-item>
          <text:p text:style-name="P9">Quais os programas com maior utilização de CPU que estão rodando?</text:p>
          <text:p text:style-name="P11">Xorg, firefox</text:p>
        </text:list-item>
        <text:list-item>
          <text:p text:style-name="P12"><text:span text:style-name="T1">Mostre a quantidade de processadores que seu computador tem conforme o que consta no arquivo </text:span><text:span text:style-name="Source_20_Text"><text:span text:style-name="T1">/proc/cpuinfo</text:span></text:span><text:span text:style-name="T1">.</text:span></text:p>
          <text:p text:style-name="P14"><text:span text:style-name="T1">4</text:span></text:p>
        </text:list-item>
        <text:list-item>
          <text:p text:style-name="P12"><text:span text:style-name="T1">Mostre a quantidade de memória disponível no seu computador conforme o que consta no arquivo </text:span><text:span text:style-name="Source_20_Text"><text:span text:style-name="T1">/proc/meminfo</text:span></text:span><text:span text:style-name="T1">. </text:span></text:p>
          <text:p text:style-name="P12"><text:span text:style-name="T1">2361808 kB</text:span></text:p>
        </text:list-item>
        <text:list-item>
          <text:p text:style-name="P12"><text:span text:style-name="T1">Verifique quais os processos em atividade no sistema atualmente, identificando o uso de memória e CPU de cada um (dica: use o comando </text:span><text:span text:style-name="Source_20_Text"><text:span text:style-name="T1">ps auxw | more</text:span></text:span><text:span text:style-name="T1">). Identifique o significado de cada uma das colunas da listagem obtida (ver a página de manual). Quais os processos que mais consomem recursos do sistema ?</text:span></text:p>
        </text:list-item>
        <text:list-item>
          <text:p text:style-name="P9">Efetue uma conexão SSH (Secure Shell) em um servidor. Do lado do cliente e do servidor, identifique os processos envolvidos no estabelecimento da conexão SSH e como eles se relacionam.</text:p>
          <text:p text:style-name="P9"/>
        </text:list-item>
        <text:list-item>
          <text:p text:style-name="P9">Você é o administrador de um sistema e precisa desconectar imediatamente todos os usuários contectados via SSH. Como você poderia fazer isso?</text:p>
        </text:list-item>
        <text:list-item>
          <text:p text:style-name="P3"><text:span text:style-name="T1">Agende uma operação remoção dos arquivos </text:span><text:span text:style-name="Source_20_Text"><text:span text:style-name="T1">.bak</text:span></text:span><text:span text:style-name="T1"> do seu diretório HOME e sub-diretórios para as 23:55, todas as segundas, quartas e sextas-feiras.</text:span></text:p>
          <text:p text:style-name="P4"><text:span text:style-name="T1">SHELL=/bin/sh</text:span></text:p>
          <text:p text:style-name="P4"><text:span text:style-name="T1">MAILTO=a2023644</text:span></text:p>
          <text:p text:style-name="P5"><text:span text:style-name="T1">55 23 * * mon $rm -</text:span><text:span text:style-name="T4">r</text:span><text:span text:style-name="T1"> HOME *.bak</text:span></text:p>
          <text:p text:style-name="P6"><text:span text:style-name="T1">55 23 * * </text:span><text:span text:style-name="T2">wed</text:span><text:span text:style-name="T1"> $rm HOME *.bak</text:span></text:p>
          <text:p text:style-name="P6"><text:span text:style-name="T1">55 23 * * </text:span><text:span text:style-name="T5">fri</text:span><text:span text:style-name="T1"> $rm HOME *.bak</text:span></text:p>
        </text:list-item>
      </text:list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1T17:44:54.704831284</dc:date>
    <meta:editing-duration>PT27M54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68" meta:character-count="1540" meta:non-whitespace-character-count="1302"/>
  </office:meta>
</office:document-meta>
</file>